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0D02BF6324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family-generic="roman" fo:font-size="1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999cm" svg:height="6.584cm" svg:x="0.947cm" svg:y="1.035cm">
          <draw:image xlink:href="Pictures/1000020100000258000000D02BF63240.png" xlink:type="simple" xlink:show="embed" xlink:actuate="onLoad">
            <text:p text:style-name="P1">zahipxkauaicpt.png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01-14T17:43:59</dc:date>
    <dc:creator>Gavin Werner</dc:creator>
    <meta:generator>OpenOffice.org/3.1$Unix OpenOffice.org_project/310m19$Build-9420</meta:generator>
    <meta:editing-duration>PT00H07M39S</meta:editing-duration>
    <meta:editing-cycles>1</meta:editing-cycles>
    <meta:document-statistic meta:object-count="1"/>
  </office:meta>
</office:document-meta>
</file>